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13487" calcext:value-type="float">
            <text:p>17.61</text:p>
          </table:table-cell>
          <table:table-cell table:formula="of:=34.94*(1+0.6592*EXP(-[.A1]/90.7)-1.659*EXP(-[.A1]/228.3))+17.61" office:value-type="float" office:value="17.616988" calcext:value-type="float">
            <text:p>17.62</text:p>
          </table:table-cell>
          <table:table-cell table:formula="of:=(([.C1]-[.B1])/[.B1])*100" office:value-type="float" office:value="0.0198768137166705" calcext:value-type="float">
            <text:p>0.01987681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760212" calcext:value-type="float">
            <text:p>19.76</text:p>
          </table:table-cell>
          <table:table-cell table:formula="of:=34.94*(1+0.6592*EXP(-[.A2]/90.7)-1.659*EXP(-[.A2]/228.3))+17.61" office:value-type="float" office:value="22.7915665868742" calcext:value-type="float">
            <text:p>22.79</text:p>
          </table:table-cell>
          <table:table-cell table:formula="of:=(([.C2]-[.B2])/[.B2])*100" office:value-type="float" office:value="15.3406987074542" calcext:value-type="float">
            <text:p>15.34069870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488422" calcext:value-type="float">
            <text:p>27.49</text:p>
          </table:table-cell>
          <table:table-cell table:formula="of:=34.94*(1+0.6592*EXP(-[.A3]/90.7)-1.659*EXP(-[.A3]/228.3))+17.61" office:value-type="float" office:value="30.9506830583105" calcext:value-type="float">
            <text:p>30.95</text:p>
          </table:table-cell>
          <table:table-cell table:formula="of:=(([.C3]-[.B3])/[.B3])*100" office:value-type="float" office:value="12.5953430804814" calcext:value-type="float">
            <text:p>12.59534308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.481975" calcext:value-type="float">
            <text:p>34.48</text:p>
          </table:table-cell>
          <table:table-cell table:formula="of:=34.94*(1+0.6592*EXP(-[.A4]/90.7)-1.659*EXP(-[.A4]/228.3))+17.61" office:value-type="float" office:value="37.8162054468379" calcext:value-type="float">
            <text:p>37.82</text:p>
          </table:table-cell>
          <table:table-cell table:formula="of:=(([.C4]-[.B4])/[.B4])*100" office:value-type="float" office:value="9.66948803494554" calcext:value-type="float">
            <text:p>9.66948803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.471918" calcext:value-type="float">
            <text:p>39.47</text:p>
          </table:table-cell>
          <table:table-cell table:formula="of:=34.94*(1+0.6592*EXP(-[.A5]/90.7)-1.659*EXP(-[.A5]/228.3))+17.61" office:value-type="float" office:value="42.7779726380128" calcext:value-type="float">
            <text:p>42.78</text:p>
          </table:table-cell>
          <table:table-cell table:formula="of:=(([.C5]-[.B5])/[.B5])*100" office:value-type="float" office:value="8.37571317920954" calcext:value-type="float">
            <text:p>8.37571317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.868514" calcext:value-type="float">
            <text:p>42.87</text:p>
          </table:table-cell>
          <table:table-cell table:formula="of:=34.94*(1+0.6592*EXP(-[.A6]/90.7)-1.659*EXP(-[.A6]/228.3))+17.61" office:value-type="float" office:value="46.1562901292692" calcext:value-type="float">
            <text:p>46.16</text:p>
          </table:table-cell>
          <table:table-cell table:formula="of:=(([.C6]-[.B6])/[.B6])*100" office:value-type="float" office:value="7.66944272728754" calcext:value-type="float">
            <text:p>7.66944272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.062944" calcext:value-type="float">
            <text:p>45.06</text:p>
          </table:table-cell>
          <table:table-cell table:formula="of:=34.94*(1+0.6592*EXP(-[.A7]/90.7)-1.659*EXP(-[.A7]/228.3))+17.61" office:value-type="float" office:value="48.3949398664424" calcext:value-type="float">
            <text:p>48.39</text:p>
          </table:table-cell>
          <table:table-cell table:formula="of:=(([.C7]-[.B7])/[.B7])*100" office:value-type="float" office:value="7.39409273047593" calcext:value-type="float">
            <text:p>7.39409273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.599045" calcext:value-type="float">
            <text:p>46.60</text:p>
          </table:table-cell>
          <table:table-cell table:formula="of:=34.94*(1+0.6592*EXP(-[.A8]/90.7)-1.659*EXP(-[.A8]/228.3))+17.61" office:value-type="float" office:value="49.8590187858588" calcext:value-type="float">
            <text:p>49.86</text:p>
          </table:table-cell>
          <table:table-cell table:formula="of:=(([.C8]-[.B8])/[.B8])*100" office:value-type="float" office:value="6.99579526975025" calcext:value-type="float">
            <text:p>6.99579526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.524522" calcext:value-type="float">
            <text:p>47.52</text:p>
          </table:table-cell>
          <table:table-cell table:formula="of:=34.94*(1+0.6592*EXP(-[.A9]/90.7)-1.659*EXP(-[.A9]/228.3))+17.61" office:value-type="float" office:value="50.8102654477824" calcext:value-type="float">
            <text:p>50.81</text:p>
          </table:table-cell>
          <table:table-cell table:formula="of:=(([.C9]-[.B9])/[.B9])*100" office:value-type="float" office:value="6.91378536702036" calcext:value-type="float">
            <text:p>6.91378536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.135146" calcext:value-type="float">
            <text:p>48.14</text:p>
          </table:table-cell>
          <table:table-cell table:formula="of:=34.94*(1+0.6592*EXP(-[.A10]/90.7)-1.659*EXP(-[.A10]/228.3))+17.61" office:value-type="float" office:value="51.4262612546181" calcext:value-type="float">
            <text:p>51.43</text:p>
          </table:table-cell>
          <table:table-cell table:formula="of:=(([.C10]-[.B10])/[.B10])*100" office:value-type="float" office:value="6.83723958086272" calcext:value-type="float">
            <text:p>6.83723958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.55495" calcext:value-type="float">
            <text:p>48.55</text:p>
          </table:table-cell>
          <table:table-cell table:formula="of:=34.94*(1+0.6592*EXP(-[.A11]/90.7)-1.659*EXP(-[.A11]/228.3))+17.61" office:value-type="float" office:value="51.824483148861" calcext:value-type="float">
            <text:p>51.82</text:p>
          </table:table-cell>
          <table:table-cell table:formula="of:=(([.C11]-[.B11])/[.B11])*100" office:value-type="float" office:value="6.73367627576793" calcext:value-type="float">
            <text:p>6.73367627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8.831639" calcext:value-type="float">
            <text:p>48.83</text:p>
          </table:table-cell>
          <table:table-cell table:formula="of:=34.94*(1+0.6592*EXP(-[.A12]/90.7)-1.659*EXP(-[.A12]/228.3))+17.61" office:value-type="float" office:value="52.0816972065156" calcext:value-type="float">
            <text:p>52.08</text:p>
          </table:table-cell>
          <table:table-cell table:formula="of:=(([.C12]-[.B12])/[.B12])*100" office:value-type="float" office:value="6.65564022234764" calcext:value-type="float">
            <text:p>6.65564022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9.156033" calcext:value-type="float">
            <text:p>49.16</text:p>
          </table:table-cell>
          <table:table-cell table:formula="of:=34.94*(1+0.6592*EXP(-[.A13]/90.7)-1.659*EXP(-[.A13]/228.3))+17.61" office:value-type="float" office:value="52.2477592099594" calcext:value-type="float">
            <text:p>52.25</text:p>
          </table:table-cell>
          <table:table-cell table:formula="of:=(([.C13]-[.B13])/[.B13])*100" office:value-type="float" office:value="6.28961700379568" calcext:value-type="float">
            <text:p>6.28961700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.156033" calcext:value-type="float">
            <text:p>49.16</text:p>
          </table:table-cell>
          <table:table-cell table:formula="of:=34.94*(1+0.6592*EXP(-[.A14]/90.7)-1.659*EXP(-[.A14]/228.3))+17.61" office:value-type="float" office:value="52.3549472022531" calcext:value-type="float">
            <text:p>52.35</text:p>
          </table:table-cell>
          <table:table-cell table:formula="of:=(([.C14]-[.B14])/[.B14])*100" office:value-type="float" office:value="6.50767364049308" calcext:value-type="float">
            <text:p>6.50767364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9.346853" calcext:value-type="float">
            <text:p>49.35</text:p>
          </table:table-cell>
          <table:table-cell table:formula="of:=34.94*(1+0.6592*EXP(-[.A15]/90.7)-1.659*EXP(-[.A15]/228.3))+17.61" office:value-type="float" office:value="52.4241256359467" calcext:value-type="float">
            <text:p>52.42</text:p>
          </table:table-cell>
          <table:table-cell table:formula="of:=(([.C15]-[.B15])/[.B15])*100" office:value-type="float" office:value="6.23600584204779" calcext:value-type="float">
            <text:p>6.2360058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.537673" calcext:value-type="float">
            <text:p>49.54</text:p>
          </table:table-cell>
          <table:table-cell table:formula="of:=34.94*(1+0.6592*EXP(-[.A16]/90.7)-1.659*EXP(-[.A16]/228.3))+17.61" office:value-type="float" office:value="52.4687702361628" calcext:value-type="float">
            <text:p>52.47</text:p>
          </table:table-cell>
          <table:table-cell table:formula="of:=(([.C16]-[.B16])/[.B16])*100" office:value-type="float" office:value="5.9169053745475" calcext:value-type="float">
            <text:p>5.91690537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9.537673" calcext:value-type="float">
            <text:p>49.54</text:p>
          </table:table-cell>
          <table:table-cell table:formula="of:=34.94*(1+0.6592*EXP(-[.A17]/90.7)-1.659*EXP(-[.A17]/228.3))+17.61" office:value-type="float" office:value="52.4975809211159" calcext:value-type="float">
            <text:p>52.50</text:p>
          </table:table-cell>
          <table:table-cell table:formula="of:=(([.C17]-[.B17])/[.B17])*100" office:value-type="float" office:value="5.97506451527487" calcext:value-type="float">
            <text:p>5.975064515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9.575837" calcext:value-type="float">
            <text:p>49.58</text:p>
          </table:table-cell>
          <table:table-cell table:formula="of:=34.94*(1+0.6592*EXP(-[.A18]/90.7)-1.659*EXP(-[.A18]/228.3))+17.61" office:value-type="float" office:value="52.5161731410354" calcext:value-type="float">
            <text:p>52.52</text:p>
          </table:table-cell>
          <table:table-cell table:formula="of:=(([.C18]-[.B18])/[.B18])*100" office:value-type="float" office:value="5.93098638160228" calcext:value-type="float">
            <text:p>5.930986381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9.442263" calcext:value-type="float">
            <text:p>49.44</text:p>
          </table:table-cell>
          <table:table-cell table:formula="of:=34.94*(1+0.6592*EXP(-[.A19]/90.7)-1.659*EXP(-[.A19]/228.3))+17.61" office:value-type="float" office:value="52.5281710433207" calcext:value-type="float">
            <text:p>52.53</text:p>
          </table:table-cell>
          <table:table-cell table:formula="of:=(([.C19]-[.B19])/[.B19])*100" office:value-type="float" office:value="6.24143770142703" calcext:value-type="float">
            <text:p>6.241437701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9.394558" calcext:value-type="float">
            <text:p>49.39</text:p>
          </table:table-cell>
          <table:table-cell table:formula="of:=34.94*(1+0.6592*EXP(-[.A20]/90.7)-1.659*EXP(-[.A20]/228.3))+17.61" office:value-type="float" office:value="52.5359134779178" calcext:value-type="float">
            <text:p>52.54</text:p>
          </table:table-cell>
          <table:table-cell table:formula="of:=(([.C20]-[.B20])/[.B20])*100" office:value-type="float" office:value="6.35971978515885" calcext:value-type="float">
            <text:p>6.35971978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.346853" calcext:value-type="float">
            <text:p>49.35</text:p>
          </table:table-cell>
          <table:table-cell table:formula="of:=34.94*(1+0.6592*EXP(-[.A21]/90.7)-1.659*EXP(-[.A21]/228.3))+17.61" office:value-type="float" office:value="52.5409097815071" calcext:value-type="float">
            <text:p>52.54</text:p>
          </table:table-cell>
          <table:table-cell table:formula="of:=(([.C21]-[.B21])/[.B21])*100" office:value-type="float" office:value="6.4726656054583" calcext:value-type="float">
            <text:p>6.472665605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9.442263" calcext:value-type="float">
            <text:p>49.44</text:p>
          </table:table-cell>
          <table:table-cell table:formula="of:=34.94*(1+0.6592*EXP(-[.A22]/90.7)-1.659*EXP(-[.A22]/228.3))+17.61" office:value-type="float" office:value="52.5441339639169" calcext:value-type="float">
            <text:p>52.54</text:p>
          </table:table-cell>
          <table:table-cell table:formula="of:=(([.C22]-[.B22])/[.B22])*100" office:value-type="float" office:value="6.27372368436478" calcext:value-type="float">
            <text:p>6.2737236844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7:23:50.784391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1T07:44:02.553769357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88" meta:object-count="0"/>
  </office:meta>
</office:document-meta>
</file>